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048cm"/>
    </style:style>
    <style:style style:name="Tabela1.B" style:family="table-column">
      <style:table-column-properties style:column-width="7.544cm"/>
    </style:style>
    <style:style style:name="Tabela1.C" style:family="table-column">
      <style:table-column-properties style:column-width="6.408cm"/>
    </style:style>
    <style:style style:name="Tabela1.A1" style:family="table-cell">
      <style:table-cell-properties style:vertical-align="middle" fo:padding="0.049cm" fo:border="0.05pt solid #000000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3.182cm"/>
    </style:style>
    <style:style style:name="Tabela2.B" style:family="table-column">
      <style:table-column-properties style:column-width="3.168cm"/>
    </style:style>
    <style:style style:name="Tabela2.C" style:family="table-column">
      <style:table-column-properties style:column-width="10.65cm"/>
    </style:style>
    <style:style style:name="Tabela2.A1" style:family="table-cell">
      <style:table-cell-properties style:vertical-align="middle" fo:padding="0.049cm" fo:border="0.05pt solid #000000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3.715cm"/>
    </style:style>
    <style:style style:name="Tabela3.B" style:family="table-column">
      <style:table-column-properties style:column-width="6.89cm"/>
    </style:style>
    <style:style style:name="Tabela3.C" style:family="table-column">
      <style:table-column-properties style:column-width="6.396cm"/>
    </style:style>
    <style:style style:name="Tabela3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paragraph-properties fo:margin-top="0cm" fo:margin-bottom="0.212cm" style:contextual-spacing="false" fo:line-height="114%"/>
    </style:style>
    <style:style style:name="P2" style:family="paragraph" style:parent-style-name="Heading_20_3">
      <style:paragraph-properties fo:margin-top="0cm" fo:margin-bottom="0.247cm" style:contextual-spacing="false" fo:line-height="114%"/>
      <style:text-properties style:font-name="Google Sans"/>
    </style:style>
    <style:style style:name="P3" style:family="paragraph" style:parent-style-name="Table_20_Contents">
      <style:paragraph-properties fo:margin-top="0cm" fo:margin-bottom="0cm" style:contextual-spacing="false" fo:line-height="114%"/>
    </style:style>
    <style:style style:name="P4" style:family="paragraph" style:parent-style-name="Table_20_Contents">
      <style:paragraph-properties fo:margin-top="0cm" fo:margin-bottom="0.247cm" style:contextual-spacing="false" fo:line-height="114%"/>
      <style:text-properties style:font-name="Google Sans Text" fo:font-weight="bold"/>
    </style:style>
    <style:style style:name="P5" style:family="paragraph" style:parent-style-name="Table_20_Contents">
      <style:paragraph-properties fo:margin-top="0cm" fo:margin-bottom="0.247cm" style:contextual-spacing="false" fo:line-height="114%"/>
      <style:text-properties style:font-name="Google Sans Tex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>
      <style:paragraph-properties fo:margin-top="0cm" fo:margin-bottom="0.247cm" style:contextual-spacing="false" fo:line-height="114%"/>
      <style:text-properties style:font-name="Google Sans Text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T4" style:family="text">
      <style:text-properties style:font-name="Google Sans Text" style:font-name-asian="Google Sans Text" style:font-name-complex="Google Sans Text"/>
    </style:style>
    <style:style style:name="T5" style:family="text">
      <style:text-properties style:font-name="Google Sans"/>
    </style:style>
    <style:style style:name="T6" style:family="text">
      <style:text-properties fo:font-style="italic"/>
    </style:style>
    <style:style style:name="T7" style:family="text">
      <style:text-properties fo:font-size="8pt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bjetivos do agente</text:h>
      <text:list xml:id="list3672415592" text:style-name="L1">
        <text:list-item>
          <text:p text:style-name="P6">Emitir e validar <text:span text:style-name="Strong_20_Emphasis">Verifiable Credentials</text:span> e <text:span text:style-name="Strong_20_Emphasis">DIDs</text:span> para usuários, integrações e consentimentos. <text:a xlink:type="simple" xlink:href="https://www.w3.org/press-releases/2025/verifiable-credentials-2-0/?utm_source=chatgpt.com" office:target-frame-name="_blank" xlink:show="new" text:style-name="Internet_20_link" text:visited-style-name="Visited_20_Internet_20_Link">W3C+1</text:a></text:p>
        </text:list-item>
        <text:list-item>
          <text:p text:style-name="P6">Criar <text:span text:style-name="Strong_20_Emphasis">provas públicas baratas</text:span>: gerar lote diário (Merkle root) de logs/manifestos e ancorar em L2. <text:a xlink:type="simple" xlink:href="https://beincrypto.com/ethereum-l2-fees-dencun/?utm_source=chatgpt.com" office:target-frame-name="_blank" xlink:show="new" text:style-name="Internet_20_link" text:visited-style-name="Visited_20_Internet_20_Link">BeInCrypto</text:a></text:p>
        </text:list-item>
        <text:list-item>
          <text:p text:style-name="P6">Preservar <text:span text:style-name="Strong_20_Emphasis">Content Credentials (C2PA)</text:span> nos artefatos e registrar hash do manifesto. <text:a xlink:type="simple" xlink:href="https://c2pa.org/specifications/specifications/2.2/specs/C2PA_Specification.html?utm_source=chatgpt.com" office:target-frame-name="_blank" xlink:show="new" text:style-name="Internet_20_link" text:visited-style-name="Visited_20_Internet_20_Link">C2PA+2The Cloudflare Blog+2</text:a></text:p>
        </text:list-item>
        <text:list-item>
          <text:p text:style-name="P6"><text:span text:style-name="Strong_20_Emphasis">LGPD-first</text:span>: impedir PII on-chain, aplicar hash-only e mecanismos de quase-apagamento conforme guias europeus; manter dados pessoais off-chain. <text:a xlink:type="simple" xlink:href="https://www.cnil.fr/en/blockchain-and-gdpr-solutions-responsible-use-blockchain-context-personal-data?utm_source=chatgpt.com" office:target-frame-name="_blank" xlink:show="new" text:style-name="Internet_20_link" text:visited-style-name="Visited_20_Internet_20_Link">CNIL+2CNIL+2</text:a></text:p>
        </text:list-item>
      </text:list>
      <text:h text:style-name="Heading_20_1" text:outline-level="1">Escopo mínimo viável</text:h>
      <text:list xml:id="list2157807969" text:style-name="L2">
        <text:list-item>
          <text:p text:style-name="P7"><text:span text:style-name="Strong_20_Emphasis">Identidade</text:span>: carteira VC/DID para cada ator. Emissão e verificação conforme VC 2.0 e JOSE/COSE. <text:a xlink:type="simple" xlink:href="https://www.w3.org/press-releases/2025/verifiable-credentials-2-0/?utm_source=chatgpt.com" office:target-frame-name="_blank" xlink:show="new" text:style-name="Internet_20_link" text:visited-style-name="Visited_20_Internet_20_Link">W3C</text:a></text:p>
        </text:list-item>
        <text:list-item>
          <text:p text:style-name="P7"><text:span text:style-name="Strong_20_Emphasis">Âncora de auditoria</text:span>: 1 tx/dia por cliente em L2 (Base/Optimism/Arbitrum). Custo típico US$0,001–US$0,10/tx pós-Dencun. <text:a xlink:type="simple" xlink:href="https://beincrypto.com/ethereum-l2-fees-dencun/?utm_source=chatgpt.com" office:target-frame-name="_blank" xlink:show="new" text:style-name="Internet_20_link" text:visited-style-name="Visited_20_Internet_20_Link">BeInCrypto+1</text:a></text:p>
        </text:list-item>
        <text:list-item>
          <text:p text:style-name="P7"><text:span text:style-name="Strong_20_Emphasis">Proveniência</text:span>: pipeline C2PA habilitado na CDN/Images; preservação automática de credenciais. <text:a xlink:type="simple" xlink:href="https://blog.cloudflare.com/preserve-content-credentials-with-cloudflare-images/?utm_source=chatgpt.com" office:target-frame-name="_blank" xlink:show="new" text:style-name="Internet_20_link" text:visited-style-name="Visited_20_Internet_20_Link">The Cloudflare Blog+1</text:a></text:p>
        </text:list-item>
        <text:list-item>
          <text:p text:style-name="P7"><text:span text:style-name="Strong_20_Emphasis">Permissionado opcional</text:span>: para clientes que exigem rede privada, suportar Hyperledger Fabric com governança de chaincode e políticas. <text:a xlink:type="simple" xlink:href="https://hyperledger-fabric.readthedocs.io/en/release-2.2/whatsnew.html?utm_source=chatgpt.com" office:target-frame-name="_blank" xlink:show="new" text:style-name="Internet_20_link" text:visited-style-name="Visited_20_Internet_20_Link">hyperledger-fabric.readthedocs.io+2hyperledger-fabric.readthedocs.io+2</text:a></text:p>
        </text:list-item>
      </text:list>
      <text:h text:style-name="Heading_20_1" text:outline-level="1">Arquitetura lógica</text:h>
      <text:list xml:id="list874672232" text:style-name="L3">
        <text:list-item>
          <text:p text:style-name="P8"><text:span text:style-name="Strong_20_Emphasis">Policy engine</text:span>: regras LGPD e rotas de dados. Bloqueia PII on-chain. Aplica hash/CID e períodos de retenção. Baseado em guias CNIL/GDPR para direito de apagamento. <text:a xlink:type="simple" xlink:href="https://www.cnil.fr/en/blockchain-and-gdpr-solutions-responsible-use-blockchain-context-personal-data?utm_source=chatgpt.com" office:target-frame-name="_blank" xlink:show="new" text:style-name="Internet_20_link" text:visited-style-name="Visited_20_Internet_20_Link">CNIL+1</text:a></text:p>
        </text:list-item>
        <text:list-item>
          <text:p text:style-name="P8"><text:span text:style-name="Strong_20_Emphasis">Batcher</text:span>: agrega eventos do dia, calcula Merkle root, envia 1 tx para L2 selecionada. Mantém fallback de L2. <text:a xlink:type="simple" xlink:href="https://beincrypto.com/ethereum-l2-fees-dencun/?utm_source=chatgpt.com" office:target-frame-name="_blank" xlink:show="new" text:style-name="Internet_20_link" text:visited-style-name="Visited_20_Internet_20_Link">BeInCrypto</text:a></text:p>
        </text:list-item>
        <text:list-item>
          <text:p text:style-name="P8"><text:span text:style-name="Strong_20_Emphasis">KMS/HSM</text:span>: rotação de chaves para assinatura de VC/C2PA.</text:p>
        </text:list-item>
        <text:list-item>
          <text:p text:style-name="P8"><text:span text:style-name="Strong_20_Emphasis">VC/DID service</text:span>: emissão, revogação e verificação (lista de revogação off-chain). <text:a xlink:type="simple" xlink:href="https://www.w3.org/press-releases/2025/verifiable-credentials-2-0/?utm_source=chatgpt.com" office:target-frame-name="_blank" xlink:show="new" text:style-name="Internet_20_link" text:visited-style-name="Visited_20_Internet_20_Link">W3C</text:a></text:p>
        </text:list-item>
        <text:list-item>
          <text:p text:style-name="P8"><text:span text:style-name="Strong_20_Emphasis">C2PA service</text:span>: embute/valida manifestos e expõe comprovantes. <text:a xlink:type="simple" xlink:href="https://c2pa.org/specifications/specifications/2.2/specs/C2PA_Specification.html?utm_source=chatgpt.com" office:target-frame-name="_blank" xlink:show="new" text:style-name="Internet_20_link" text:visited-style-name="Visited_20_Internet_20_Link">C2PA</text:a></text:p>
        </text:list-item>
        <text:list-item>
          <text:p text:style-name="P8"><text:span text:style-name="Strong_20_Emphasis">Fabric gateway</text:span> (opcional): políticas de endosso e ciclo de vida de chaincode quando a rede for permissionada. <text:a xlink:type="simple" xlink:href="https://hyperledger-fabric.readthedocs.io/en/release-2.2/policies/policies.html?utm_source=chatgpt.com" office:target-frame-name="_blank" xlink:show="new" text:style-name="Internet_20_link" text:visited-style-name="Visited_20_Internet_20_Link">hyperledger-fabric.readthedocs.io</text:a></text:p>
        </text:list-item>
      </text:list>
      <text:h text:style-name="Heading_20_1" text:outline-level="1"><text:soft-page-break/>Políticas e controles</text:h>
      <text:list xml:id="list776810142" text:style-name="L4">
        <text:list-item>
          <text:p text:style-name="P9"><text:span text:style-name="Strong_20_Emphasis">LGPD</text:span>: nunca registrar dados pessoais em blockchain; só hash de artefatos/logs. Para pedidos de exclusão, apagar o dado fonte e invalidar referência; CNIL trata como aproximação válida quando o hash perde significado. <text:a xlink:type="simple" xlink:href="https://www.cnil.fr/sites/default/files/atoms/files/blockchain_en.pdf?utm_source=chatgpt.com" office:target-frame-name="_blank" xlink:show="new" text:style-name="Internet_20_link" text:visited-style-name="Visited_20_Internet_20_Link">CNIL</text:a></text:p>
        </text:list-item>
        <text:list-item>
          <text:p text:style-name="P9"><text:span text:style-name="Strong_20_Emphasis">C2PA</text:span>: ativar “Preserve Content Credentials” na CDN; rotular origem de mídia. <text:a xlink:type="simple" xlink:href="https://blog.cloudflare.com/preserve-content-credentials-with-cloudflare-images/?utm_source=chatgpt.com" office:target-frame-name="_blank" xlink:show="new" text:style-name="Internet_20_link" text:visited-style-name="Visited_20_Internet_20_Link">The Cloudflare Blog</text:a></text:p>
        </text:list-item>
        <text:list-item>
          <text:p text:style-name="P9"><text:span text:style-name="Strong_20_Emphasis">Seleção de L2</text:span>: usar taxa e estabilidade pós-Dencun como critérios; Base/OP/zk/L2s têm custos de centavos ou menos. <text:a xlink:type="simple" xlink:href="https://beincrypto.com/ethereum-l2-fees-dencun/?utm_source=chatgpt.com" office:target-frame-name="_blank" xlink:show="new" text:style-name="Internet_20_link" text:visited-style-name="Visited_20_Internet_20_Link">BeInCrypto</text:a></text:p>
        </text:list-item>
        <text:list-item>
          <text:p text:style-name="P9"><text:span text:style-name="Strong_20_Emphasis">Permissionado</text:span>: quando exigido por cliente, Fabric v2.x com governança de implantação e políticas por canal. <text:a xlink:type="simple" xlink:href="https://hyperledger-fabric.readthedocs.io/en/release-2.2/whatsnew.html?utm_source=chatgpt.com" office:target-frame-name="_blank" xlink:show="new" text:style-name="Internet_20_link" text:visited-style-name="Visited_20_Internet_20_Link">hyperledger-fabric.readthedocs.io</text:a></text:p>
        </text:list-item>
      </text:list>
      <text:h text:style-name="Heading_20_1" text:outline-level="1">KPIs do agente</text:h>
      <text:list xml:id="list3833366330" text:style-name="L5">
        <text:list-item>
          <text:p text:style-name="P10"><text:span text:style-name="Strong_20_Emphasis">Custo por evidência</text:span> (US$/tx dividido por eventos ancorados). Meta: &lt; US$0,01 por mil eventos. <text:a xlink:type="simple" xlink:href="https://beincrypto.com/ethereum-l2-fees-dencun/?utm_source=chatgpt.com" office:target-frame-name="_blank" xlink:show="new" text:style-name="Internet_20_link" text:visited-style-name="Visited_20_Internet_20_Link">BeInCrypto</text:a></text:p>
        </text:list-item>
        <text:list-item>
          <text:p text:style-name="P10"><text:span text:style-name="Strong_20_Emphasis">% de assets com C2PA preservado</text:span>. <text:a xlink:type="simple" xlink:href="https://blog.cloudflare.com/preserve-content-credentials-with-cloudflare-images/?utm_source=chatgpt.com" office:target-frame-name="_blank" xlink:show="new" text:style-name="Internet_20_link" text:visited-style-name="Visited_20_Internet_20_Link">The Cloudflare Blog</text:a></text:p>
        </text:list-item>
        <text:list-item>
          <text:p text:style-name="P10"><text:span text:style-name="Strong_20_Emphasis">Tempo de verificação VC/DID p95</text:span>. <text:a xlink:type="simple" xlink:href="https://www.w3.org/press-releases/2025/verifiable-credentials-2-0/?utm_source=chatgpt.com" office:target-frame-name="_blank" xlink:show="new" text:style-name="Internet_20_link" text:visited-style-name="Visited_20_Internet_20_Link">W3C</text:a></text:p>
        </text:list-item>
        <text:list-item>
          <text:p text:style-name="P10"><text:span text:style-name="Strong_20_Emphasis">Incidentes LGPD evitados</text:span> (# de tentativas de PII on-chain bloqueadas).</text:p>
        </text:list-item>
        <text:list-item>
          <text:p text:style-name="P10"><text:span text:style-name="Strong_20_Emphasis">MTTR de revogação de credenciais</text:span>.</text:p>
        </text:list-item>
      </text:list>
      <text:h text:style-name="Heading_20_1" text:outline-level="1">Fluxos operacionais</text:h>
      <text:list xml:id="list3390540519" text:style-name="L6">
        <text:list-item>
          <text:p text:style-name="P11"><text:span text:style-name="Strong_20_Emphasis">Emissão VC</text:span>: controlador cria VC de consentimento/acesso → holder assina → verificador consulta chaves e status. Padrão VC 2.0. <text:a xlink:type="simple" xlink:href="https://www.w3.org/press-releases/2025/verifiable-credentials-2-0/?utm_source=chatgpt.com" office:target-frame-name="_blank" xlink:show="new" text:style-name="Internet_20_link" text:visited-style-name="Visited_20_Internet_20_Link">W3C</text:a></text:p>
        </text:list-item>
        <text:list-item>
          <text:p text:style-name="P11"><text:span text:style-name="Strong_20_Emphasis">Âncora diária</text:span>: coletar IDs e hashes de logs/manifestos → Merkle root → enviar para L2 → guardar recibo (txid) e prova de inclusão. <text:a xlink:type="simple" xlink:href="https://beincrypto.com/ethereum-l2-fees-dencun/?utm_source=chatgpt.com" office:target-frame-name="_blank" xlink:show="new" text:style-name="Internet_20_link" text:visited-style-name="Visited_20_Internet_20_Link">BeInCrypto</text:a></text:p>
        </text:list-item>
        <text:list-item>
          <text:p text:style-name="P11"><text:span text:style-name="Strong_20_Emphasis">Proveniência</text:span>: gerar ou preservar C2PA em cada asset → disponibilizar verificação pública. <text:a xlink:type="simple" xlink:href="https://c2pa.org/specifications/specifications/2.2/specs/C2PA_Specification.html?utm_source=chatgpt.com" office:target-frame-name="_blank" xlink:show="new" text:style-name="Internet_20_link" text:visited-style-name="Visited_20_Internet_20_Link">C2PA+1</text:a></text:p>
        </text:list-item>
        <text:list-item>
          <text:p text:style-name="P11"><text:span text:style-name="Strong_20_Emphasis">Right-to-erasure</text:span>: apagar dado em storage; invalidar VC ou referência; manter apenas hash sem vínculo pessoal, seguindo orientação CNIL. <text:a xlink:type="simple" xlink:href="https://www.cnil.fr/sites/default/files/atoms/files/blockchain_en.pdf?utm_source=chatgpt.com" office:target-frame-name="_blank" xlink:show="new" text:style-name="Internet_20_link" text:visited-style-name="Visited_20_Internet_20_Link">CNIL</text:a></text:p>
        </text:list-item>
      </text:list>
      <text:h text:style-name="Heading_20_1" text:outline-level="1">Custos e escolha de rede</text:h>
      <text:list xml:id="list2398052638" text:style-name="L7">
        <text:list-item>
          <text:p text:style-name="P12"><text:span text:style-name="Strong_20_Emphasis">Pública L2</text:span>: taxas por tx frequentemente &lt; US$0,01; variável com congestionamento. <text:a xlink:type="simple" xlink:href="https://coinlaw.io/gas-fee-markets-on-layer-2-statistics/?utm_source=chatgpt.com" office:target-frame-name="_blank" xlink:show="new" text:style-name="Internet_20_link" text:visited-style-name="Visited_20_Internet_20_Link">CoinLaw</text:a></text:p>
        </text:list-item>
        <text:list-item>
          <text:p text:style-name="P12"><text:span text:style-name="Strong_20_Emphasis">Arbitrum/OP/Base</text:span> após Dencun: custos na casa de milésimos a poucos centavos. <text:a xlink:type="simple" xlink:href="https://beincrypto.com/ethereum-l2-fees-dencun/?utm_source=chatgpt.com" office:target-frame-name="_blank" xlink:show="new" text:style-name="Internet_20_link" text:visited-style-name="Visited_20_Internet_20_Link">BeInCrypto</text:a></text:p>
        </text:list-item>
        <text:list-item>
          <text:p text:style-name="P12"><text:soft-page-break/><text:span text:style-name="Strong_20_Emphasis">Permissionada Fabric</text:span>: sem taxas por tx, porém custo de operação/consórcio e governança de políticas. <text:a xlink:type="simple" xlink:href="https://hyperledger-fabric.readthedocs.io/en/release-2.2/whatis.html?utm_source=chatgpt.com" office:target-frame-name="_blank" xlink:show="new" text:style-name="Internet_20_link" text:visited-style-name="Visited_20_Internet_20_Link">hyperledger-fabric.readthedocs.io</text:a></text:p>
        </text:list-item>
      </text:list>
      <text:h text:style-name="Heading_20_1" text:outline-level="1">Riscos e mitigação</text:h>
      <text:list xml:id="list3483789796" text:style-name="L8">
        <text:list-item>
          <text:p text:style-name="P13"><text:span text:style-name="Strong_20_Emphasis">Conflito LGPD × imutabilidade</text:span>: política hash-only e dados pessoais off-chain; processos de revogação. Basear-se em diretrizes CNIL e literatura europeia. <text:a xlink:type="simple" xlink:href="https://www.cnil.fr/en/blockchain-and-gdpr-solutions-responsible-use-blockchain-context-personal-data?utm_source=chatgpt.com" office:target-frame-name="_blank" xlink:show="new" text:style-name="Internet_20_link" text:visited-style-name="Visited_20_Internet_20_Link">CNIL+1</text:a></text:p>
        </text:list-item>
        <text:list-item>
          <text:p text:style-name="P13"><text:span text:style-name="Strong_20_Emphasis">Lock-in de L2</text:span>: abstração de envio e fallback multi-L2. Dados de prova independentes. <text:a xlink:type="simple" xlink:href="https://beincrypto.com/ethereum-l2-fees-dencun/?utm_source=chatgpt.com" office:target-frame-name="_blank" xlink:show="new" text:style-name="Internet_20_link" text:visited-style-name="Visited_20_Internet_20_Link">BeInCrypto</text:a></text:p>
        </text:list-item>
        <text:list-item>
          <text:p text:style-name="P13"><text:span text:style-name="Strong_20_Emphasis">Adoção</text:span>: escolher padrões amplos (VC/DID, C2PA) já em produção por grandes provedores. <text:a xlink:type="simple" xlink:href="https://www.w3.org/press-releases/2025/verifiable-credentials-2-0/?utm_source=chatgpt.com" office:target-frame-name="_blank" xlink:show="new" text:style-name="Internet_20_link" text:visited-style-name="Visited_20_Internet_20_Link">W3C+1</text:a></text:p>
        </text:list-item>
      </text:list>
      <text:h text:style-name="Heading_20_1" text:outline-level="1">Entregáveis em 60 dias</text:h>
      <text:list xml:id="list2189638723" text:style-name="L9">
        <text:list-item>
          <text:p text:style-name="P14"><text:span text:style-name="Strong_20_Emphasis">Playbook LGPD on-chain</text:span> e políticas de hash-only e retenção. Base em CNIL. <text:a xlink:type="simple" xlink:href="https://www.cnil.fr/en/blockchain-and-gdpr-solutions-responsible-use-blockchain-context-personal-data?utm_source=chatgpt.com" office:target-frame-name="_blank" xlink:show="new" text:style-name="Internet_20_link" text:visited-style-name="Visited_20_Internet_20_Link">CNIL+1</text:a></text:p>
        </text:list-item>
        <text:list-item>
          <text:p text:style-name="P14"><text:span text:style-name="Strong_20_Emphasis">Módulo VC/DID</text:span> pronto para emissão e verificação. <text:a xlink:type="simple" xlink:href="https://www.w3.org/press-releases/2025/verifiable-credentials-2-0/?utm_source=chatgpt.com" office:target-frame-name="_blank" xlink:show="new" text:style-name="Internet_20_link" text:visited-style-name="Visited_20_Internet_20_Link">W3C</text:a></text:p>
        </text:list-item>
        <text:list-item>
          <text:p text:style-name="P14"><text:span text:style-name="Strong_20_Emphasis">Batcher L2</text:span> com âncora diária e painel de comprovantes. <text:a xlink:type="simple" xlink:href="https://beincrypto.com/ethereum-l2-fees-dencun/?utm_source=chatgpt.com" office:target-frame-name="_blank" xlink:show="new" text:style-name="Internet_20_link" text:visited-style-name="Visited_20_Internet_20_Link">BeInCrypto</text:a></text:p>
        </text:list-item>
        <text:list-item>
          <text:p text:style-name="P14"><text:span text:style-name="Strong_20_Emphasis">C2PA na CDN/Images</text:span> com verificação pública. <text:a xlink:type="simple" xlink:href="https://blog.cloudflare.com/preserve-content-credentials-with-cloudflare-images/?utm_source=chatgpt.com" office:target-frame-name="_blank" xlink:show="new" text:style-name="Internet_20_link" text:visited-style-name="Visited_20_Internet_20_Link">The Cloudflare Blog</text:a></text:p>
        </text:list-item>
        <text:list-item>
          <text:p text:style-name="P14"><text:span text:style-name="Strong_20_Emphasis">Opção Fabric</text:span> com políticas de chaincode e endosso para pilotos permissionados. <text:a xlink:type="simple" xlink:href="https://hyperledger-fabric.readthedocs.io/en/release-2.2/policies/policies.html?utm_source=chatgpt.com" office:target-frame-name="_blank" xlink:show="new" text:style-name="Internet_20_link" text:visited-style-name="Visited_20_Internet_20_Link">hyperledger-fabric.readthedocs.io</text:a></text:p>
        </text:list-item>
      </text:list>
      <text:h text:style-name="Heading_20_1" text:outline-level="1">Perspectiva C-level</text:h>
      <text:list xml:id="list3988593360" text:style-name="L10">
        <text:list-item>
          <text:p text:style-name="P15"><text:span text:style-name="Strong_20_Emphasis">Tese</text:span>: Governança DLT reduz risco e eleva confiança com custo marginal baixo; foco em padrões e provas públicas, não em armazenar dados on-chain. <text:a xlink:type="simple" xlink:href="https://beincrypto.com/ethereum-l2-fees-dencun/?utm_source=chatgpt.com" office:target-frame-name="_blank" xlink:show="new" text:style-name="Internet_20_link" text:visited-style-name="Visited_20_Internet_20_Link">BeInCrypto</text:a></text:p>
        </text:list-item>
        <text:list-item>
          <text:p text:style-name="P15"><text:span text:style-name="Strong_20_Emphasis">ROI</text:span>: diferenciação enterprise (auditoria, compliance, proveniência) e menor custo de disputa/forense.</text:p>
        </text:list-item>
        <text:list-item>
          <text:p text:style-name="P15"><text:span text:style-name="Strong_20_Emphasis">Regulatório</text:span>: LGPD atendida por design com hash-only e revogação; aderente a guias europeus. <text:a xlink:type="simple" xlink:href="https://www.cnil.fr/sites/default/files/atoms/files/blockchain_en.pdf?utm_source=chatgpt.com" office:target-frame-name="_blank" xlink:show="new" text:style-name="Internet_20_link" text:visited-style-name="Visited_20_Internet_20_Link">CNIL</text:a></text:p>
        </text:list-item>
      </text:list>
      <text:p text:style-name="Standard"/>
      <text:p text:style-name="P16">Excelente! O Agente "Governança DLT" transforma um recurso técnico (Blockchain) em um valor tangível de <text:span text:style-name="T1">confiança, compliance e governança</text:span> para os decisores C-Level.</text:p>
      <text:p text:style-name="P16">Este agente deve ser posicionado como o <text:span text:style-name="T1">módulo central de segurança e auditabilidade</text:span>, justificando o salto de preço entre os planos Pro, Business e, principalmente, Enterprise.</text:p>
      <text:p text:style-name="P16">Abaixo, a sugestão de design do Agente "Governança DLT", seus módulos e sua estratégia de monetização.</text:p>
      <text:p text:style-name="Horizontal_20_Line"/>
      <text:h text:style-name="P1" text:outline-level="2"><text:soft-page-break/>💡 <text:span text:style-name="T5">Agente: </text:span><text:span text:style-name="T3">Governança DLT</text:span></text:h>
      <text:h text:style-name="P2" text:outline-level="3">1. Nome e Posicionamento (C-Level Persona)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1743029845232">
            <table:table-cell table:style-name="Tabela1.A1" office:value-type="string">
              <text:p text:style-name="P3"><text:span text:style-name="Strong_20_Emphasis"><text:span text:style-name="T2">Item</text:span></text:span></text:p>
            </table:table-cell>
            <table:table-cell table:style-name="Tabela1.A1" office:value-type="string">
              <text:p text:style-name="P3"><text:span text:style-name="Strong_20_Emphasis"><text:span text:style-name="T2">Sugestão</text:span></text:span></text:p>
            </table:table-cell>
            <table:table-cell table:style-name="Tabela1.A1" office:value-type="string">
              <text:p text:style-name="P3"><text:span text:style-name="Strong_20_Emphasis"><text:span text:style-name="T2">Perspectiva C-Level</text:span></text:span></text:p>
            </table:table-cell>
          </table:table-row>
        </table:table-header-rows>
        <table:table-row table:style-name="TableLine1743029845232">
          <table:table-cell table:style-name="Tabela1.A1" office:value-type="string">
            <text:p text:style-name="P4">Nome Oficial</text:p>
          </table:table-cell>
          <table:table-cell table:style-name="Tabela1.A1" office:value-type="string">
            <text:p text:style-name="P5">Agente <text:span text:style-name="T1">Guardian</text:span></text:p>
          </table:table-cell>
          <table:table-cell table:style-name="Tabela1.A1" office:value-type="string">
            <text:p text:style-name="P5">Evoca Segurança e Confiabilidade.</text:p>
          </table:table-cell>
        </table:table-row>
        <table:table-row table:style-name="TableLine1743029845232">
          <table:table-cell table:style-name="Tabela1.A1" office:value-type="string">
            <text:p text:style-name="P4">Público-Alvo (ICP)</text:p>
          </table:table-cell>
          <table:table-cell table:style-name="Tabela1.A1" office:value-type="string">
            <text:p text:style-name="P5">Equipes de Arquitetura, Compliance, e Times de Dados/Financeiro.</text:p>
          </table:table-cell>
          <table:table-cell table:style-name="Tabela1.A1" office:value-type="string">
            <text:p text:style-name="P5">Foca nos <text:span text:style-name="T6">stakeholders</text:span> que se preocupam com <text:span text:style-name="T1">risco</text:span> e <text:span text:style-name="T1">auditoria</text:span><text:span text:style-name="T7">1</text:span>.</text:p>
          </table:table-cell>
        </table:table-row>
        <table:table-row table:style-name="TableLine1743029845232">
          <table:table-cell table:style-name="Tabela1.A1" office:value-type="string">
            <text:p text:style-name="P4">Missão</text:p>
          </table:table-cell>
          <table:table-cell table:style-name="Tabela1.A1" office:value-type="string">
            <text:p text:style-name="P5">Garantir a Imutabilidade, a Não-Repudiação e o <text:span text:style-name="T6">Audit Trail</text:span> de todos os Logs, Exports e Execuções Críticas.</text:p>
          </table:table-cell>
          <table:table-cell table:style-name="Tabela1.A1" office:value-type="string">
            <text:p text:style-name="P5">O objetivo é reduzir o <text:span text:style-name="T1">Risco de Diluição de Margem</text:span> em caso de falha de <text:span text:style-name="T6">compliance</text:span><text:span text:style-name="T7">2</text:span>.</text:p>
          </table:table-cell>
        </table:table-row>
      </table:table>
      <text:p text:style-name="Horizontal_20_Line"/>
      <text:h text:style-name="P2" text:outline-level="3">2. Módulos e Funcionalidades por Plano (Tiering)</text:h>
      <text:p text:style-name="P16">O Agente DLT deve ser introduzido em módulos escaláveis, com custo marginal aumentando a cada funcionalidade de escrita no Ledger.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 table:style-name="TableLine1743029843216">
            <table:table-cell table:style-name="Tabela2.A1" office:value-type="string">
              <text:p text:style-name="P3"><text:span text:style-name="Strong_20_Emphasis"><text:span text:style-name="T2">Módulo DLT</text:span></text:span></text:p>
            </table:table-cell>
            <table:table-cell table:style-name="Tabela2.A1" office:value-type="string">
              <text:p text:style-name="P3"><text:span text:style-name="Strong_20_Emphasis"><text:span text:style-name="T2">Plano Aplicável</text:span></text:span></text:p>
            </table:table-cell>
            <table:table-cell table:style-name="Tabela2.A1" office:value-type="string">
              <text:p text:style-name="P3"><text:span text:style-name="Strong_20_Emphasis"><text:span text:style-name="T2">Descrição da Funcionalidade</text:span></text:span></text:p>
            </table:table-cell>
          </table:table-row>
        </table:table-header-rows>
        <table:table-row table:style-name="TableLine1743029843216">
          <table:table-cell table:style-name="Tabela2.A1" office:value-type="string">
            <text:p text:style-name="P4">1. Proof of Integrity (PoI)</text:p>
          </table:table-cell>
          <table:table-cell table:style-name="Tabela2.A1" office:value-type="string">
            <text:p text:style-name="P4">Business (Base)</text:p>
          </table:table-cell>
          <table:table-cell table:style-name="Tabela2.A1" office:value-type="string">
            <text:p text:style-name="P5">Geração de <text:span text:style-name="T1">Hash Log</text:span> (Merkle Hash) dos logs a cada 24h. O hash é armazenado para <text:span text:style-name="T1">Provas de Não-Violação</text:span> dos dados.</text:p>
          </table:table-cell>
        </table:table-row>
        <table:table-row table:style-name="TableLine1743029843216">
          <table:table-cell table:style-name="Tabela2.A1" office:value-type="string">
            <text:p text:style-name="P4">2. Prova de Execução (PoR)</text:p>
          </table:table-cell>
          <table:table-cell table:style-name="Tabela2.A1" office:value-type="string">
            <text:p text:style-name="P4">Enterprise (Base)</text:p>
          </table:table-cell>
          <table:table-cell table:style-name="Tabela2.A1" office:value-type="string">
            <text:p text:style-name="P5">Assinatura e registro de um <text:span text:style-name="T6">receipt</text:span> imutável contendo: Hash do código executado, Hash dos <text:span text:style-name="T6">inputs</text:span> e <text:span text:style-name="T6">outputs</text:span> críticos da run.</text:p>
          </table:table-cell>
        </table:table-row>
        <table:table-row table:style-name="TableLine1743029843216">
          <table:table-cell table:style-name="Tabela2.A1" office:value-type="string">
            <text:p text:style-name="P4">3. Assinatura Digital</text:p>
          </table:table-cell>
          <table:table-cell table:style-name="Tabela2.A1" office:value-type="string">
            <text:p text:style-name="P4">Enterprise (Base)</text:p>
          </table:table-cell>
          <table:table-cell table:style-name="Tabela2.A1" office:value-type="string">
            <text:p text:style-name="P5">Aplicação de <text:span text:style-name="T1">Assinatura Digital</text:span> (Baseada em DLT) nos Exports de dados (<text:span text:style-name="T6">Datalake/ETL</text:span>) e Webhooks. Garante a <text:span text:style-name="T1">não-repudiação</text:span> da origem<text:span text:style-name="T7">3</text:span>.</text:p>
          </table:table-cell>
        </table:table-row>
        <table:table-row table:style-name="TableLine1743029843216">
          <table:table-cell table:style-name="Tabela2.A1" office:value-type="string">
            <text:p text:style-name="P4">4. DLT Audit Trail</text:p>
          </table:table-cell>
          <table:table-cell table:style-name="Tabela2.A1" office:value-type="string">
            <text:p text:style-name="P4">Enterprise (Módulo Premium)</text:p>
          </table:table-cell>
          <table:table-cell table:style-name="Tabela2.A1" office:value-type="string">
            <text:p text:style-name="P5">Fornece uma interface de consulta dedicada ao Ledger privado (ex: AWS QLDB ou Hyperledger), permitindo auditoria detalhada e exportação do <text:span text:style-name="T6">Immutable Audit Trail</text:span> (180+ dias)<text:span text:style-name="T7">4</text:span>.</text:p>
          </table:table-cell>
        </table:table-row>
      </table:table>
      <text:p text:style-name="Horizontal_20_Line"/>
      <text:h text:style-name="P2" text:outline-level="3">3. Perspectiva C-Level e Monetização</text:h>
      <text:p text:style-name="P16">O Agente DLT deve ser tratado como um <text:span text:style-name="T1">Add-on de Compliance</text:span> com alto valor percebido, permitindo cobrar uma <text:span text:style-name="T1">taxa por transação</text:span> (escrita no Ledger), capitalizando na <text:span text:style-name="T1">alta margem estrutural</text:span> da operação<text:span text:style-name="T7">5</text:span>.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ext:soft-page-break/>
          <table:table-row table:style-name="TableLine1743029862800">
            <table:table-cell table:style-name="Tabela3.A1" office:value-type="string">
              <text:p text:style-name="P3"><text:span text:style-name="Strong_20_Emphasis"><text:span text:style-name="T2">Estratégia de Monetização</text:span></text:span></text:p>
            </table:table-cell>
            <table:table-cell table:style-name="Tabela3.A1" office:value-type="string">
              <text:p text:style-name="P3"><text:span text:style-name="Strong_20_Emphasis"><text:span text:style-name="T2">Justificativa C-Level</text:span></text:span></text:p>
            </table:table-cell>
            <table:table-cell table:style-name="Tabela3.A1" office:value-type="string">
              <text:p text:style-name="P3"><text:span text:style-name="Strong_20_Emphasis"><text:span text:style-name="T2">Alinhamento com Sugestões</text:span></text:span></text:p>
            </table:table-cell>
          </table:table-row>
        </table:table-header-rows>
        <table:table-row table:style-name="TableLine1743029862800">
          <table:table-cell table:style-name="Tabela3.A1" office:value-type="string">
            <text:p text:style-name="P4">Cobrança por Escrita (COGS)</text:p>
          </table:table-cell>
          <table:table-cell table:style-name="Tabela3.A1" office:value-type="string">
            <text:p text:style-name="P5">O custo de <text:span text:style-name="T1">Log/Auditoria</text:span> é o principal risco de diluição de margem após o Suporte<text:span text:style-name="T7">6</text:span>. O Agente DLT transforma este CO (custo de Ledger) em <text:span text:style-name="T1">Receita Variável</text:span>.</text:p>
          </table:table-cell>
          <table:table-cell table:style-name="Tabela3.A1" office:value-type="string">
            <text:p text:style-name="P5"><text:span text:style-name="T1">Add-on de Excedente</text:span><text:span text:style-name="T7">7</text:span>: Venda de blocos de <text:span text:style-name="T1">Transações DLT</text:span> (ex: 1.000 escritas no Ledger).</text:p>
          </table:table-cell>
        </table:table-row>
        <table:table-row table:style-name="TableLine1743029862800">
          <table:table-cell table:style-name="Tabela3.A1" office:value-type="string">
            <text:p text:style-name="P4">Enterprise como Módulo de Segurança</text:p>
          </table:table-cell>
          <table:table-cell table:style-name="Tabela3.A1" office:value-type="string">
            <text:p text:style-name="P5"><text:span text:style-name="T1">Justifica o preço Sob Proposta.</text:span> A Prova de Execução (PoR) e o DLT Audit Trail atendem a requisitos estritos de segurança (SSO/SCIM) e <text:span text:style-name="T6">compliance</text:span> que Enterprise exige<text:span text:style-name="T7">8888</text:span>.</text:p>
          </table:table-cell>
          <table:table-cell table:style-name="Tabela3.A1" office:value-type="string">
            <text:p text:style-name="P5"><text:span text:style-name="T1">Pacote de Consultoria</text:span><text:span text:style-name="T7">9</text:span>: O <text:span text:style-name="T6">deep-dive</text:span> de arquitetura Enterprise deve incluir a <text:span text:style-name="T1">Implementação do Agente Guardian</text:span>.</text:p>
          </table:table-cell>
        </table:table-row>
        <table:table-row table:style-name="TableLine1743029862800">
          <table:table-cell table:style-name="Tabela3.A1" office:value-type="string">
            <text:p text:style-name="P4">Guarda-Corpo (Guardrail) de Suporte</text:p>
          </table:table-cell>
          <table:table-cell table:style-name="Tabela3.A1" office:value-type="string">
            <text:p text:style-name="P5">O Agente DLT <text:span text:style-name="T1">automatiza a auditoria de logs</text:span> (Self-Service). Em vez de o cliente abrir um ticket de Sev2, ele consulta o Hash Log no painel do Agente.</text:p>
          </table:table-cell>
          <table:table-cell table:style-name="Tabela3.A1" office:value-type="string">
            <text:p text:style-name="P5"><text:span text:style-name="T1">Controle Rigoroso do Custo de Suporte</text:span><text:span text:style-name="T7">10</text:span>: Reduz a dependência de <text:span text:style-name="T1">Suporte Humano</text:span> (CO caro) para consultas básicas de conformidad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10:26:27.032000000</meta:creation-date>
    <dc:date>2025-11-06T10:28:16.452000000</dc:date>
    <meta:editing-duration>PT1M49S</meta:editing-duration>
    <meta:editing-cycles>2</meta:editing-cycles>
    <meta:generator>LibreOffice/7.3.2.2$Windows_X86_64 LibreOffice_project/49f2b1bff42cfccbd8f788c8dc32c1c309559be0</meta:generator>
    <meta:document-statistic meta:table-count="3" meta:image-count="0" meta:object-count="0" meta:page-count="5" meta:paragraph-count="99" meta:word-count="1147" meta:character-count="7734" meta:non-whitespace-character-count="6728"/>
  </office:meta>
</office:document-meta>
</file>